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3.9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DNS_20_Hosts">
      <style:table-properties table:display="true" style:writing-mode="lr-tb"/>
    </style:style>
    <style:style style:name="ta2" style:family="table" style:master-page-name="PageStyle_5f_MX_20_Records">
      <style:table-properties table:display="true" style:writing-mode="lr-tb"/>
    </style:style>
    <style:style style:name="ta3" style:family="table" style:master-page-name="PageStyle_5f_NS_20_Records">
      <style:table-properties table:display="true" style:writing-mode="lr-tb"/>
    </style:style>
    <style:style style:name="ta4" style:family="table" style:master-page-name="PageStyle_5f_TXT_20_Record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NS H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/>
        <table:table-column table:style-name="co6" table:number-columns-repeated="16379"/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P Address</text:p>
          </table:table-cell>
          <table:table-cell table:style-name="ce1" office:value-type="string" calcext:value-type="string">
            <text:p>Netblock Owner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2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www.example.co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example.com</text:p>
          </table:table-cell>
          <table:table-cell office:value-type="string" calcext:value-type="string">
            <text:p>-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pi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3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dn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40</text:p>
          </table:table-cell>
          <table:table-cell office:value-type="string" calcext:value-type="string">
            <text:p>FASTLY - Fastly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tatus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5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dev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6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dev-test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61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taging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62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qa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63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vpn-internal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7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il1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25</text:p>
          </table:table-cell>
          <table:table-cell office:value-type="string" calcext:value-type="string">
            <text:p>AMAZON-AES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il2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26</text:p>
          </table:table-cell>
          <table:table-cell office:value-type="string" calcext:value-type="string">
            <text:p>AMAZON-AES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upport.example.co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example.zendesk.com</text:p>
          </table:table-cell>
          <table:table-cell office:value-type="string" calcext:value-type="string">
            <text:p>CLOUDFLARENET - Cloudflare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rketing.example.co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example.hubspot.com</text:p>
          </table:table-cell>
          <table:table-cell office:value-type="string" calcext:value-type="string">
            <text:p>CLOUDFLARENET - Cloudflare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ws-portal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100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zure-sync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3.0.113.101</text:p>
          </table:table-cell>
          <table:table-cell office:value-type="string" calcext:value-type="string">
            <text:p>MICROSOFT-CORP-MSN-AS-BLOCK - Microsoft Corporatio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backup-dr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.51.100.46</text:p>
          </table:table-cell>
          <table:table-cell office:value-type="string" calcext:value-type="string">
            <text:p>AMAZON-02 - Amazon.com, Inc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legacy-portal.example.c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8.51.100.45</text:p>
          </table:table-cell>
          <table:table-cell office:value-type="string" calcext:value-type="string">
            <text:p>FASTLY - Fastly, Inc.</text:p>
          </table:table-cell>
          <table:table-cell table:style-name="Default" table:number-columns-repeated="16380"/>
        </table:table-row>
      </table:table>
      <table:table table:name="MX Records" table:style-name="ta2">
        <table:table-column table:style-name="co6" table:number-columns-repeated="3" table:default-cell-style-name="Default"/>
        <table:table-column table:style-name="co6" table:number-columns-repeated="16381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Mail Server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l1.example.com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l2.example.com</text:p>
          </table:table-cell>
          <table:table-cell table:style-name="Default" table:number-columns-repeated="16381"/>
        </table:table-row>
      </table:table>
      <table:table table:name="NS Records" table:style-name="ta3">
        <table:table-column table:style-name="co6" table:number-columns-repeated="2" table:default-cell-style-name="Default"/>
        <table:table-column table:style-name="co6" table:number-columns-repeated="16382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Name Serv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ns1.example.com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ns2.example.com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ns3.edgehost.net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ns4.edgehost.net</text:p>
          </table:table-cell>
          <table:table-cell table:style-name="Default" table:number-columns-repeated="16382"/>
        </table:table-row>
      </table:table>
      <table:table table:name="TXT Records" table:style-name="ta4">
        <table:table-column table:style-name="co6" table:number-columns-repeated="3" table:default-cell-style-name="Default"/>
        <table:table-column table:style-name="co6" table:number-columns-repeated="16381"/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Record Type</text:p>
          </table:table-cell>
          <table:table-cell table:style-name="ce1" office:value-type="string" calcext:value-type="string">
            <text:p>Valu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v=spf1 include:spf.protection.outlook.com -all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google-site-verification=abc12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_dmarc.example.com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v=DMARC1; p=none; rua=mailto:dmarc@example.com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_acme-challenge.example.com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letsencrypt-validation-token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NS_20_Hosts" style:display-name="PageStyle_DNS Ho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S_20_Records" style:display-name="PageStyle_NS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X_20_Records" style:display-name="PageStyle_MX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XT_20_Records" style:display-name="PageStyle_TXT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4:52:37</meta:creation-date>
    <dc:date>2026-03-08T20:25:28.295004132</dc:date>
    <meta:generator>LibreOffice/25.8.4.2$Linux_AARCH64 LibreOffice_project/580$Build-2</meta:generator>
    <meta:editing-duration>PT42S</meta:editing-duration>
    <meta:editing-cycles>1</meta:editing-cycles>
    <meta:document-statistic meta:table-count="4" meta:cell-count="110" meta:object-count="0"/>
    <meta:user-defined meta:name="AppVersion">12.0000</meta:user-defined>
  </office:meta>
</office:document-meta>
</file>